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.66">
            <text:p>2,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2">
            <text:p>2,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6">
            <text:p>1,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01">
            <text:p>1,0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62">
            <text:p>0,6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26">
            <text:p>0,2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12">
            <text:p>0,1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13">
            <text:p>0,1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14">
            <text:p>0,1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16">
            <text:p>0,1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14">
            <text:p>0,1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16">
            <text:p>0,16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6">16.01.2012</text:date>, <text:time>15:43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rolin Wille</meta:initial-creator>
    <meta:creation-date>2012-01-16T15:40:33</meta:creation-date>
    <dc:date>2012-01-16T15:43:08</dc:date>
    <dc:creator>Carolin Wille</dc:creator>
    <meta:editing-duration>PT00H02M36S</meta:editing-duration>
    <meta:editing-cycles>1</meta:editing-cycles>
    <meta:document-statistic meta:table-count="3" meta:cell-count="24" meta:object-count="0"/>
    <meta:generator>OpenOffice.org/3.2$Unix OpenOffice.org_project/320m19$Build-9505</meta:generator>
  </office:meta>
</office:document-meta>
</file>